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1b51e" officeooo:paragraph-rsid="0001b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09:45:23.970541010</meta:creation-date>
    <dc:date>2019-09-14T09:45:42.844035295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